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9c656"/>
    </style:style>
    <style:style style:name="T19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0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officeooo:rsid="0030cc9b"/>
    </style:style>
    <style:style style:name="T22" style:family="text">
      <style:text-properties officeooo:rsid="002fbc04"/>
    </style:style>
    <style:style style:name="T23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4" style:family="text">
      <style:text-properties officeooo:rsid="004de78b"/>
    </style:style>
    <style:style style:name="T25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6" style:family="text">
      <style:text-properties style:font-name="Raleway" fo:font-weight="normal" style:font-name-asian="Raleway" style:font-weight-asian="normal" style:font-weight-complex="normal"/>
    </style:style>
    <style:style style:name="T27" style:family="text">
      <style:text-properties style:font-name="Raleway" fo:font-weight="normal" officeooo:rsid="003ddfbf" style:font-name-asian="Raleway" style:font-weight-asian="normal" style:font-weight-complex="normal"/>
    </style:style>
    <style:style style:name="T28" style:family="text">
      <style:text-properties officeooo:rsid="003e35d7"/>
    </style:style>
    <style:style style:name="T29" style:family="text">
      <style:text-properties officeooo:rsid="001b17b9"/>
    </style:style>
    <style:style style:name="T30" style:family="text">
      <style:text-properties officeooo:rsid="003f7dae"/>
    </style:style>
    <style:style style:name="T31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2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3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4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5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6" style:family="text">
      <style:text-properties officeooo:rsid="00277501"/>
    </style:style>
    <style:style style:name="T37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8" style:family="text">
      <style:text-properties officeooo:rsid="003d9f23"/>
    </style:style>
    <style:style style:name="T39" style:family="text">
      <style:text-properties fo:font-weight="normal" officeooo:rsid="00436d2b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officeooo:rsid="00436d2b"/>
    </style:style>
    <style:style style:name="T42" style:family="text">
      <style:text-properties officeooo:rsid="00199168"/>
    </style:style>
    <style:style style:name="T43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</text:p>
            <text:p text:style-name="P15"><text:a xlink:type="simple" xlink:href="https://cdme.osu.edu/" text:style-name="Internet_20_link" text:visited-style-name="Visited_20_Internet_20_Link"><text:span text:style-name="T15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6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7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18">role-based </text:span>access controls <text:span text:style-name="T18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5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19">Sep</text:span><text:span text:style-name="T20">tember</text:span><text:span text:style-name="T19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1">ingest</text:span> and structure federal contracting data</text:p>
        </text:list-item>
        <text:list-item>
          <text:p text:style-name="P20"><text:span text:style-name="T22">E</text:span>nsur<text:span text:style-name="T22">ed data</text:span> reliability and consistency for <text:span text:style-name="T22">in-house</text:span> <text:span text:style-name="T22">LLM (Large Language Model) training</text:span>, directly enhancing the platform's ability to draft compliance-ready <text:span text:style-name="T21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3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<text:span text:style-name="T24">ch</text:span> 2025 - Sep<text:span text:style-name="T24">tember</text:span>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5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6">Jun</text:span><text:span text:style-name="T27">e</text:span><text:span text:style-name="T26"> 2023 - Aug</text:span><text:span text:style-name="T27">ust</text:span><text:span text:style-name="T26"> 2023; May 2024 - Jul</text:span><text:span text:style-name="T27">y</text:span><text:span text:style-name="T26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28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29">ed</text:span> reliable package access for users</text:p>
        </text:list-item>
        <text:list-item>
          <text:p text:style-name="P28">Automated syncs with official repos<text:span text:style-name="T30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1">Henry Codes - Personal Portfolio (Live-Hosted)</text:span></text:a><text:span text:style-name="T32"> | </text:span><text:a xlink:type="simple" xlink:href="https://github.com/henry7720/AEP-Hack12" text:style-name="Internet_20_link" text:visited-style-name="Visited_20_Internet_20_Link"><text:span text:style-name="T33">GitHub</text:span></text:a><text:span text:style-name="T34"> </text:span></text:p>
          </table:table-cell>
          <table:table-cell table:style-name="Table7.A1" office:value-type="string">
            <text:p text:style-name="P30"><text:span text:style-name="T7">Jan</text:span><text:span text:style-name="T35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6">reproducible, </text:span><text:span text:style-name="T29">Docker-containerized</text:span> portfolio site (<text:span text:style-name="T29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4">Hack OHI/O 12: AEP Challenge</text:span><text:span text:style-name="T37"> | </text:span><text:a xlink:type="simple" xlink:href="https://github.com/henry7720/AEP-Hack12" text:style-name="Internet_20_link" text:visited-style-name="Visited_20_Internet_20_Link"><text:span text:style-name="T33">GitHub</text:span></text:a><text:span text:style-name="T34"> </text:span></text:p>
          </table:table-cell>
          <table:table-cell table:style-name="Table8.A1" office:value-type="string">
            <text:p text:style-name="P30"><text:span text:style-name="T7">Oct</text:span><text:span text:style-name="T35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29">(</text:span><text:span text:style-name="T38">at </text:span><text:span text:style-name="T29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39">| </text:span><text:span text:style-name="T9">Organized events (BuckeyeCTF, Ohio LinuxFest collab) and meetings</text:span></text:p>
        </text:list-item>
        <text:list-item>
          <text:p text:style-name="P37"><text:span text:style-name="T16">Member, </text:span><text:a xlink:type="simple" xlink:href="https://osuosc.org/about/" text:style-name="Internet_20_link" text:visited-style-name="Visited_20_Internet_20_Link"><text:span text:style-name="T40">Open Source Club</text:span><text:span text:style-name="T13"> </text:span></text:a>| Sep 2024 – Present <text:span text:style-name="T41">|</text:span>Advocated for Linux and open-source tools</text:p>
        </text:list-item>
        <text:list-item>
          <text:p text:style-name="P37"><text:span text:style-name="T16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0">History Club</text:span></text:a> | Oct 2022 – Present <text:span text:style-name="T41">|</text:span> Learned history; presented on China</text:p>
        </text:list-item>
        <text:list-item>
          <text:p text:style-name="P37"><text:span text:style-name="T16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0">Buckeye Table Tennis Club</text:span></text:a> | Aug 2022 – Present <text:span text:style-name="T41">| </text:span><text:span text:style-name="T42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6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6">Infrastructure &amp; Security</text:span>: Linux (Debian, RHEL), FreeBSD, Docker, Podman, Git, NGINX, SSH, RDP, UFW, Firewalls, Webservers, Cloudflare, Tailscale, Zero Trust, Principle of Least Privilege, Access Control Lists, <text:span text:style-name="T43">Role-Based Access Controls</text:span></text:p>
        </text:list-item>
        <text:list-item>
          <text:p text:style-name="P40"><text:span text:style-name="T16">Frontend Development</text:span>: HTML, CSS, JavaScript, Jinja, TailwindCSS</text:p>
        </text:list-item>
        <text:list-item>
          <text:p text:style-name="P41"><text:span text:style-name="T16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25:56.027677681</dc:date>
    <meta:editing-duration>PT2H7M13S</meta:editing-duration>
    <meta:editing-cycles>49</meta:editing-cycles>
    <meta:generator>LibreOffice/26.2.0.3$Linux_X86_64 LibreOffice_project/afbbd0df0edb6d40b450b0337ac646b0913a760c</meta:generator>
    <meta:print-date>2026-02-09T16:21:02.459727436</meta:print-date>
    <meta:printed-by>PDF files</meta:printed-by>
    <meta:document-statistic meta:table-count="8" meta:image-count="0" meta:object-count="0" meta:page-count="1" meta:paragraph-count="57" meta:word-count="555" meta:character-count="3970" meta:non-whitespace-character-count="3491"/>
  </office:meta>
</office:document-meta>
</file>